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officeooo:paragraph-rsid="004241c8"/>
    </style:style>
    <style:style style:name="P3" style:family="paragraph" style:parent-style-name="Text_20_body">
      <style:text-properties officeooo:paragraph-rsid="003e9976"/>
    </style:style>
    <style:style style:name="P4" style:family="paragraph" style:parent-style-name="Text_20_body">
      <style:text-properties officeooo:rsid="003e9976" officeooo:paragraph-rsid="003e9976"/>
    </style:style>
    <style:style style:name="P5" style:family="paragraph" style:parent-style-name="Text_20_body">
      <style:text-properties officeooo:paragraph-rsid="0043aad1"/>
    </style:style>
    <style:style style:name="T1" style:family="text">
      <style:text-properties officeooo:rsid="001e6a4d"/>
    </style:style>
    <style:style style:name="T2" style:family="text">
      <style:text-properties fo:font-style="italic" officeooo:rsid="001e6a4d" style:font-style-asian="italic" style:font-style-complex="italic"/>
    </style:style>
    <style:style style:name="T3" style:family="text">
      <style:text-properties fo:font-style="italic" officeooo:rsid="002418da" style:font-style-asian="italic" style:font-style-complex="italic"/>
    </style:style>
    <style:style style:name="T4" style:family="text">
      <style:text-properties officeooo:rsid="002418da"/>
    </style:style>
    <style:style style:name="T5" style:family="text">
      <style:text-properties fo:font-style="normal" officeooo:rsid="002418da" style:font-style-asian="normal" style:font-style-complex="normal"/>
    </style:style>
    <style:style style:name="T6" style:family="text">
      <style:text-properties fo:font-style="normal" officeooo:rsid="003b4663" style:font-style-asian="normal" style:font-style-complex="normal"/>
    </style:style>
    <style:style style:name="T7" style:family="text">
      <style:text-properties fo:font-style="normal" officeooo:rsid="003e9976" style:font-style-asian="normal" style:font-style-complex="normal"/>
    </style:style>
    <style:style style:name="T8" style:family="text">
      <style:text-properties fo:font-style="normal" officeooo:rsid="00424019" style:font-style-asian="normal" style:font-style-complex="normal"/>
    </style:style>
    <style:style style:name="T9" style:family="text">
      <style:text-properties fo:font-style="normal" officeooo:rsid="007f264a" style:font-style-asian="normal" style:font-style-complex="normal"/>
    </style:style>
    <style:style style:name="T10" style:family="text">
      <style:text-properties fo:font-style="normal" officeooo:rsid="004bbb80" style:font-style-asian="normal" style:font-style-complex="normal"/>
    </style:style>
    <style:style style:name="T11" style:family="text">
      <style:text-properties fo:font-style="normal" officeooo:rsid="004241c8" style:font-style-asian="normal" style:font-style-complex="normal"/>
    </style:style>
    <style:style style:name="T12" style:family="text">
      <style:text-properties fo:font-style="normal" officeooo:rsid="0043aad1" style:font-style-asian="normal" style:font-style-complex="normal"/>
    </style:style>
    <style:style style:name="T13" style:family="text">
      <style:text-properties fo:font-style="normal" fo:font-weight="normal" officeooo:rsid="003b4663" style:font-style-asian="normal" style:font-weight-asian="normal" style:font-style-complex="normal" style:font-weight-complex="normal"/>
    </style:style>
    <style:style style:name="T14" style:family="text">
      <style:text-properties fo:font-style="normal" fo:font-weight="normal" officeooo:rsid="00812cd7" style:font-style-asian="normal" style:font-weight-asian="normal" style:font-style-complex="normal" style:font-weight-complex="normal"/>
    </style:style>
    <style:style style:name="T15" style:family="text">
      <style:text-properties fo:font-style="normal" fo:font-weight="normal" officeooo:rsid="009b2a02" style:font-style-asian="normal" style:font-weight-asian="normal" style:font-style-complex="normal" style:font-weight-complex="normal"/>
    </style:style>
    <style:style style:name="T16" style:family="text">
      <style:text-properties officeooo:rsid="002b19b0"/>
    </style:style>
    <style:style style:name="T17" style:family="text">
      <style:text-properties officeooo:rsid="0016cf78"/>
    </style:style>
    <style:style style:name="T18" style:family="text">
      <style:text-properties officeooo:rsid="0032d4fc"/>
    </style:style>
    <style:style style:name="T19" style:family="text">
      <style:text-properties officeooo:rsid="003681c1"/>
    </style:style>
    <style:style style:name="T20" style:family="text">
      <style:text-properties officeooo:rsid="0037346f"/>
    </style:style>
    <style:style style:name="T21" style:family="text">
      <style:text-properties officeooo:rsid="002cb9af"/>
    </style:style>
    <style:style style:name="T22" style:family="text">
      <style:text-properties officeooo:rsid="007f3ca6"/>
    </style:style>
    <style:style style:name="T23" style:family="text">
      <style:text-properties officeooo:rsid="003105f6"/>
    </style:style>
    <style:style style:name="T24" style:family="text">
      <style:text-properties officeooo:rsid="004e04a5"/>
    </style:style>
    <style:style style:name="T25" style:family="text">
      <style:text-properties officeooo:rsid="004eb9f2"/>
    </style:style>
    <style:style style:name="T26" style:family="text">
      <style:text-properties officeooo:rsid="009106ec"/>
    </style:style>
    <style:style style:name="T27" style:family="text">
      <style:text-properties officeooo:rsid="006d6cc2"/>
    </style:style>
    <style:style style:name="T28" style:family="text">
      <style:text-properties officeooo:rsid="009b2a02"/>
    </style:style>
    <style:style style:name="T29" style:family="text">
      <style:text-properties officeooo:rsid="009b8491"/>
    </style:style>
    <style:style style:name="T30" style:family="text">
      <style:text-properties officeooo:rsid="0046d432"/>
    </style:style>
    <style:style style:name="T31" style:family="text">
      <style:text-properties officeooo:rsid="00424019"/>
    </style:style>
    <style:style style:name="T32" style:family="text">
      <style:text-properties officeooo:rsid="004241c8"/>
    </style:style>
    <style:style style:name="T33" style:family="text">
      <style:text-properties officeooo:rsid="0043aad1"/>
    </style:style>
    <style:style style:name="T34" style:family="text">
      <style:text-properties officeooo:rsid="0044a7dd"/>
    </style:style>
    <style:style style:name="T35" style:family="text">
      <style:text-properties officeooo:rsid="00463a0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9">Applicant: </text:span>Dan Thomas</text:p>
      <text:p text:style-name="Standard">Abstrac<text:span text:style-name="T33">t:</text:span></text:p>
      <text:p text:style-name="Standard"/>
      <text:p text:style-name="P2"><text:span text:style-name="T35">T</text:span><text:span text:style-name="T16">he plant microbiome, with its collective abundance of microbial genetic resources, may represent an important and adaptive addition to the host plant genome. </text:span><text:span text:style-name="T21">Here w</text:span><text:span text:style-name="T17">e propose to undertake sampling for the functional microbiome of a host tree species, </text:span><text:span text:style-name="T2">Eugenia nesiotica</text:span><text:span text:style-name="T1">, across the extent of the BCI </text:span><text:span text:style-name="T31">forest dynamics</text:span><text:span text:style-name="T1"> plot. Endophytes from both leaf and root tissue of </text:span><text:span text:style-name="T3">Eugenia</text:span><text:span text:style-name="T5"> will be surveyed for the presence of biosynthetic gene clusters, </text:span><text:span text:style-name="T6">using metabarcoding with primers targeting two of the largest families of microbial secondary metabolites, polyketides </text:span><text:span text:style-name="T8">and </text:span><text:span text:style-name="T6">nonribosomal peptides. </text:span><text:span text:style-name="T9">We </text:span><text:span text:style-name="T11">predict</text:span><text:span text:style-name="T10"> </text:span><text:span text:style-name="T6">that</text:span><text:span text:style-name="T13"> stressors faced by the host plant </text:span><text:span text:style-name="T14">will predict the relative abundance of “useful” secondary </text:span><text:span text:style-name="T15">metabolite</text:span><text:span text:style-name="T13">s</text:span><text:span text:style-name="T15"> </text:span><text:span text:style-name="T13">synthesized</text:span><text:span text:style-name="T15"> in the microbiome. </text:span><text:span text:style-name="T6"><text:s/></text:span><text:span text:style-name="T7">T</text:span><text:span text:style-name="T4">hese data will </text:span><text:span text:style-name="T31">paint</text:span><text:span text:style-name="T4"> a general picture of </text:span><text:span text:style-name="T31">the metabolic potential of the tree microbiome, </text:span><text:span text:style-name="T32">and its responsiveness to environmental challenges. The results of the proposed survey are readily extensible to food plant systems in the current time of rapid environmental changes, and also contribute fundamentally to the STRI’s </text:span><text:span text:style-name="T33">ongoing</text:span><text:span text:style-name="T32"> work on the Janzen-Connell hypothesis of tree diversity created by conspecific negative density dependence.</text:span></text:p>
      <text:p text:style-name="P3"/>
      <text:p text:style-name="P4">Methods:</text:p>
      <text:p text:style-name="P5"><text:span text:style-name="T4"><text:s/>We will sample the functional plant microbiome of E. nesiotica using Illumina MiSeq platform sequencing of amplicons from two broad classes of microbial metabolite pathways.</text:span><text:span text:style-name="T12"> </text:span><text:span text:style-name="T22">W</text:span><text:span text:style-name="T24">e </text:span><text:span text:style-name="T25">will</text:span><text:span text:style-name="T24"> </text:span><text:span text:style-name="T26">emphasize the</text:span><text:span text:style-name="T24"> detection of key metabolic steps in the </text:span><text:span text:style-name="T27">microbial (non-plant) bio</text:span><text:span text:style-name="T24">synthesis o</text:span><text:span text:style-name="T28">f a</text:span><text:span text:style-name="T24">nti-herbivory </text:span><text:span text:style-name="T29">and pathogen </text:span><text:span text:style-name="T24">response, </text:span><text:span text:style-name="T23">coupled with micro-site data, estimates of disease and herbivory load, and the proximity of conspecific trees. </text:span><text:span text:style-name="T33">We will undertake both community-level analyses of these data, and also be mine them for specific </text:span><text:span text:style-name="T34">secondary metabolites</text:span><text:span text:style-name="T33"> of interest, </text:span><text:span text:style-name="T34">such as ergot alkaloids, or unknown gene clusters that may appear be acting to control disease</text:span><text:span text:style-name="T33">. </text:span><text:span text:style-name="T34">L</text:span><text:span text:style-name="T23">eaf and root tissue will be collected </text:span><text:span text:style-name="T20">at </text:span><text:span text:style-name="T30">36</text:span><text:span text:style-name="T20"> locations within the plot </text:span><text:span text:style-name="T23">according to a spatial grid with a grain of 10</text:span><text:span text:style-name="T30">0</text:span><text:span text:style-name="T23">m. </text:span><text:span text:style-name="T30">Epiphyte and endophyte microbial populations will be sampled.</text:span><text:span text:style-name="T23"> </text:span><text:span text:style-name="T30">A</text:span><text:span text:style-name="T23">erial plant tissues will be sampled at upper and lower </text:span><text:span text:style-name="T30">canopy</text:span><text:span text:style-name="T23"> </text:span><text:span text:style-name="T18">sites, to test micro-site variability in microbiome expression </text:span><text:span text:style-name="T30">due to position in the canopy</text:span><text:span text:style-name="T18">. <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0:37:26.509529984</meta:creation-date>
    <dc:date>2020-11-01T11:20:16.618752390</dc:date>
    <meta:editing-duration>PT1H54M37S</meta:editing-duration>
    <meta:editing-cycles>12</meta:editing-cycles>
    <meta:generator>LibreOffice/6.4.6.2$Linux_X86_64 LibreOffice_project/40$Build-2</meta:generator>
    <meta:document-statistic meta:table-count="0" meta:image-count="0" meta:object-count="0" meta:page-count="1" meta:paragraph-count="5" meta:word-count="329" meta:character-count="2207" meta:non-whitespace-character-count="1879"/>
  </office:meta>
</office:document-meta>
</file>